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7.526cm" style:use-optimal-column-width="false"/>
    </style:style>
    <style:style style:name="co2" style:family="table-column">
      <style:table-column-properties style:column-width="2.919cm" style:use-optimal-column-width="false"/>
    </style:style>
    <style:style style:name="co3" style:family="table-column">
      <style:table-column-properties style:column-width="2.926cm" style:use-optimal-column-width="false"/>
    </style:style>
    <style:style style:name="co4" style:family="table-column">
      <style:table-column-properties style:column-width="2.92cm" style:use-optimal-column-width="false"/>
    </style:style>
    <style:style style:name="ro1" style:family="table-row">
      <style:table-row-properties style:row-height="0.745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209cm"/>
    </style:style>
    <style:style style:name="ro4" style:family="table-row">
      <style:table-row-properties style:row-height="1.793cm"/>
    </style:style>
    <style:style style:name="ce1" style:family="table-cell">
      <style:graphic-properties style:repeat="repeat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paragraph-properties fo:text-align="center"/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/>
      <style:paragraph-properties fo:text-align="start"/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ce4" style:family="table-cell">
      <style:graphic-properties style:repeat="repeat"/>
      <style:text-properties fo:font-family="'Ubuntu Light'" style:font-pitch="variable" fo:font-size="12pt" style:font-size-asian="12pt" style:font-size-complex="12pt"/>
    </style:style>
    <style:style style:name="ce5" style:family="table-cell">
      <style:graphic-properties style:repeat="repeat"/>
      <style:text-properties fo:font-family="'Ubuntu Light'" style:font-pitch="variable" fo:font-size="11.5pt" style:font-size-asian="11.5pt" style:font-size-complex="11.5pt"/>
    </style:style>
    <style:style style:name="ce6" style:family="table-cell">
      <style:graphic-properties style:repeat="repeat"/>
      <style:text-properties fo:font-family="'Ubuntu Light'" style:font-pitch="variable" fo:text-shadow="1pt 1pt" fo:font-weight="bold" style:font-weight-asian="bold" style:font-weight-complex="bold"/>
    </style:style>
    <style:style style:name="ce7" style:family="table-cell">
      <style:graphic-properties style:repeat="repeat"/>
      <style:text-properties fo:font-family="'Ubuntu Light'" style:font-pitch="variable"/>
    </style:style>
    <style:style style:name="ce8" style:family="table-cell">
      <style:graphic-properties style:repeat="repeat"/>
      <style:text-properties fo:font-family="'Ubuntu Light'" style:font-pitch="variable" fo:font-size="12pt" fo:text-shadow="1pt 1pt" fo:font-weight="bold" style:font-size-asian="12pt" style:font-weight-asian="bold" style:font-size-complex="12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/>
    </style:style>
    <style:style style:name="P3" style:family="paragraph">
      <style:paragraph-properties fo:text-align="start"/>
    </style:style>
    <style:style style:name="P4" style:family="paragraph">
      <style:text-properties fo:text-shadow="1pt 1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'Ubuntu Light'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Light'" style:font-pitch="variabl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family="'Ubuntu Light'" style:font-pitch="variable" fo:font-size="12pt" style:font-size-asian="12pt" style:font-size-complex="12pt"/>
    </style:style>
    <style:style style:name="T6" style:family="text">
      <style:text-properties fo:font-family="'Ubuntu Light'" style:font-pitch="variable" fo:font-size="12pt" fo:text-shadow="1pt 1pt" style:font-size-asian="12pt" style:font-size-complex="12pt"/>
    </style:style>
    <style:style style:name="T7" style:family="text">
      <style:text-properties fo:font-family="'Ubuntu Light'" style:font-pitch="variable" fo:font-size="12pt" fo:text-shadow="1pt 1pt" fo:font-weight="bold" style:font-size-asian="12pt" style:font-weight-asian="bold" style:font-size-complex="12pt" style:font-weight-complex="bold"/>
    </style:style>
    <style:style style:name="T8" style:family="text">
      <style:text-properties fo:font-family="'Ubuntu Light'" style:font-pitch="variable" fo:font-size="11.5pt" style:font-size-asian="11.5pt" style:font-size-complex="11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draw:frame draw:style-name="gr1" draw:text-style-name="P2" draw:layer="layout" svg:width="15.24cm" svg:height="0.963cm" svg:x="3.302cm" svg:y="1.016cm">
          <draw:text-box>
            <text:p text:style-name="P1"><text:span text:style-name="T1">Portfolio Entry Reflection Sheet</text:span></text:p>
          </draw:text-box>
        </draw:frame>
        <draw:frame draw:style-name="standard" draw:layer="layout" svg:width="17.525cm" svg:height="4.229cm" svg:x="2.032cm" svg:y="2.6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Name:</text:span><text:span text:style-name="T3"> Transformations of all functions</text:span></text:p>
              </table:table-cell>
            </table:table-row>
            <table:table-row table:style-name="ro1">
              <table:table-cell table:style-name="ce1">
                <text:p><text:span text:style-name="T2">Entry Title:</text:span><text:span text:style-name="T4">Transformations of all functions</text:span></text:p>
              </table:table-cell>
            </table:table-row>
            <table:table-row table:style-name="ro2">
              <table:table-cell table:style-name="ce2">
                <text:p text:style-name="P1"><text:span text:style-name="T2">Class Objective # (highlight one)</text:span></text:p>
              </table:table-cell>
            </table:table-row>
            <table:table-row table:style-name="ro1">
              <table:table-cell table:style-name="ce3">
                <text:p text:style-name="P3"><text:span text:style-name="T5">1 <text:s text:c="8"/></text:span><text:span text:style-name="T6"><text:s/></text:span><text:span text:style-name="T7">2</text:span><text:span text:style-name="T6"> <text:s/></text:span><text:span text:style-name="T5"><text:s text:c="8"/>3 <text:s text:c="9"/>4 <text:s text:c="9"/>5 <text:s text:c="9"/>6 <text:s text:c="9"/>7 <text:s text:c="9"/>8 <text:s text:c="9"/>9 <text:s text:c="9"/>10 <text:s text:c="9"/>11 <text:s text:c="9"/>12</text:span></text:p>
              </table:table-cell>
            </table:table-row>
            <table:table-row table:style-name="ro3">
              <table:table-cell table:style-name="ce2">
                <text:p text:style-name="P1"><text:span text:style-name="T2">Class Goals</text:span></text:p>
                <text:p text:style-name="P1"><text:span text:style-name="T2">(Circle all the apply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521cm" svg:height="2.63cm" svg:x="2.062cm" svg:y="6.91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4" table:default-cell-style-name="ce4">
              <table:table-cell>
                <text:p><text:span text:style-name="T5">Awareness &amp; Appreciation</text:span></text:p>
              </table:table-cell>
              <table:table-cell>
                <text:p><text:span text:style-name="T5">Application</text:span></text:p>
              </table:table-cell>
              <table:table-cell table:style-name="ce5">
                <text:p><text:span text:style-name="T8">Independent Thinking</text:span></text:p>
              </table:table-cell>
              <table:table-cell table:style-name="ce6">
                <text:p text:style-name="P4"><text:span text:style-name="T2">Appropriate Use of Technology</text:span></text:p>
              </table:table-cell>
              <table:table-cell table:style-name="ce7">
                <text:p><text:span text:style-name="T5">Group Work</text:span></text:p>
              </table:table-cell>
              <table:table-cell table:style-name="ce8">
                <text:p text:style-name="P4"><text:span text:style-name="T7">Numeric Algebraic Graphical Connec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size="12pt" fo:language="en" fo:country="US" style:letter-kerning="true" style:font-family-asian="'Times New Roman'" style:font-family-generic-asian="roman" style:font-pitch-asian="variable" style:font-size-asian="12pt" style:language-asian="ar" style:country-asian="SA" style:font-size-complex="12pt"/>
    </style:style>
    <style:style style:name="ListLabel_20_1" style:display-name="ListLabel 1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fo:font-family="Calibri" style:font-family-generic="roman" style:font-pitch="variable" fo:font-size="11pt" style:font-family-asian="Calibri" style:font-family-generic-asian="swiss" style:font-pitch-asian="variable" style:font-size-asian="11pt" style:language-asian="en" style:country-asian="US"/>
    </style:style>
    <style:style style:name="Normal_20__28_Web_29_" style:display-name="Normal (Web)" style:family="graphic">
      <style:paragraph-properties fo:margin-top="0.086cm" fo:margin-bottom="0.086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Para_20__2b_9pt" style:display-name="Para +9pt" style:family="graphic">
      <style:paragraph-properties fo:margin-top="0.561cm" fo:margin-bottom="0cm" style:line-height-at-least="1.12cm" fo:text-align="start" style:text-autospace="none" style:writing-mode="lr-tb"/>
      <style:text-properties style:use-window-font-color="true" fo:font-family="Times, 'Times New Roman'" style:font-family-generic="roman" style:font-pitch="variable" fo:font-size="12pt" style:language-asian="en" style:country-asian="US" style:font-family-complex="'Times New Roman'" style:font-family-generic-complex="roman" style:font-pitch-complex="variable" style:font-size-complex="10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 style:font-size-asian="12pt" style:language-asian="ja" style:country-asian="JP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language-asian="ja" style:country-asian="JP" style:font-style-asian="italic" style:font-style-complex="italic"/>
    </style:style>
    <style:style style:name="List" style:family="graphic">
      <style:paragraph-properties fo:text-align="start" style:text-autospace="none" style:writing-mode="lr-tb"/>
      <style:text-properties fo:color="#000000" fo:font-family="Times, 'Times New Roman'" style:font-family-generic="roman" style:font-pitch="variable" fo:font-size="12pt" style:font-family-asian="'Lohit Hindi'" style:font-size-asian="10pt" style:language-asian="en" style:country-asian="US" style:font-family-complex="'Times New Roman'" style:font-family-generic-complex="roman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style:use-window-font-color="true" style:text-outline="false" style:text-line-through-style="none" fo:font-family="Arial" style:font-family-generic="roman" style:font-pitch="variable" fo:font-size="42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700000762939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47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6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is Naranjo</meta:initial-creator>
    <meta:creation-date>2012-06-05T20:17:41</meta:creation-date>
    <dc:date>2012-06-12T23:54:28</dc:date>
    <dc:creator>Luis Naranjo</dc:creator>
    <meta:editing-duration>PT47M59S</meta:editing-duration>
    <meta:editing-cycles>40</meta:editing-cycles>
    <meta:generator>LibreOffice/3.5$Linux_x86 LibreOffice_project/350m1$Build-2</meta:generator>
    <meta:document-statistic meta:object-count="26"/>
  </office:meta>
</office:document-meta>
</file>